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5-10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98312" calcext:value-type="float">
            <text:p>170.8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5-07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4576" calcext:value-type="float">
            <text:p>170.7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4-10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7624" calcext:value-type="float">
            <text:p>170.7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4-07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60568" calcext:value-type="float">
            <text:p>170.6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3-10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0512" calcext:value-type="float">
            <text:p>170.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3-07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38064" calcext:value-type="float">
            <text:p>170.4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2-10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42992" calcext:value-type="float">
            <text:p>170.2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2-07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72888" calcext:value-type="float">
            <text:p>170.1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77816" calcext:value-type="float">
            <text:p>169.9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1-08-3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35144" calcext:value-type="float">
            <text:p>169.9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0-09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46752" calcext:value-type="float">
            <text:p>169.8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20-07-07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1032" calcext:value-type="float">
            <text:p>169.8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9-09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7776" calcext:value-type="float">
            <text:p>169.6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9112" calcext:value-type="float">
            <text:p>169.6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9-06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6064" calcext:value-type="float">
            <text:p>169.6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8-09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216" calcext:value-type="float">
            <text:p>169.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8-06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0928" calcext:value-type="float">
            <text:p>169.7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7-10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43704" calcext:value-type="float">
            <text:p>169.8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7-06-1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40656" calcext:value-type="float">
            <text:p>169.8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6-09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312" calcext:value-type="float">
            <text:p>169.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788" calcext:value-type="float">
            <text:p>169.7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5-07-1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9864" calcext:value-type="float">
            <text:p>169.5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5-03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4-10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1952" calcext:value-type="float">
            <text:p>169.5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4-05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0136" calcext:value-type="float">
            <text:p>169.4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13-10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7568" calcext:value-type="float">
            <text:p>169.5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9-10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77944" calcext:value-type="float">
            <text:p>169.4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8-09-3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8904" calcext:value-type="float">
            <text:p>169.5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7-10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8528" calcext:value-type="float">
            <text:p>169.5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7-06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6-10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6-07-2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0448" calcext:value-type="float">
            <text:p>169.7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5-10-1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2808" calcext:value-type="float">
            <text:p>169.5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10060</text:p>
          </table:table-cell>
          <table:table-cell office:value-type="string" calcext:value-type="string">
            <text:p>21S/12E-21CAD</text:p>
          </table:table-cell>
          <table:table-cell office:value-type="string" calcext:value-type="string">
            <text:p>2005-09-20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7568" calcext:value-type="float">
            <text:p>169.5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